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6ce58" officeooo:paragraph-rsid="0026ce58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9722" officeooo:paragraph-rsid="000c9722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9722" officeooo:paragraph-rsid="001a1166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paragraph-rsid="0022ea3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font-weight="normal" officeooo:rsid="000caab4" officeooo:paragraph-rsid="0018bd6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font-weight="normal" officeooo:rsid="000d1e12" officeooo:paragraph-rsid="001a1166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1" fo:font-size="12pt" fo:language="en" fo:country="US" fo:font-weight="normal" officeooo:rsid="000caab4" officeooo:paragraph-rsid="000c9722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1" fo:font-size="12pt" fo:language="en" fo:country="US" fo:font-weight="normal" officeooo:rsid="0018bd60" officeooo:paragraph-rsid="0018bd60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1" fo:font-size="12pt" fo:language="en" fo:country="US" fo:font-weight="normal" officeooo:rsid="000d1e12" officeooo:paragraph-rsid="000d1e12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1" fo:font-size="12pt" fo:language="en" fo:country="US" fo:font-weight="normal" officeooo:rsid="001ba804" officeooo:paragraph-rsid="001ba804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officeooo:rsid="000effb0" officeooo:paragraph-rsid="000effb0"/>
    </style:style>
    <style:style style:name="P14" style:family="paragraph" style:parent-style-name="Preformatted_20_Text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18" style:family="paragraph" style:parent-style-name="Heading_20_2">
      <style:text-properties fo:color="#000000" style:font-name="Liberation Sans1" fo:font-size="12pt" fo:font-weight="normal" officeooo:paragraph-rsid="0022ea3f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color="#000000" style:font-name="Liberation Sans1" fo:font-size="12pt" fo:font-weight="normal" officeooo:rsid="0013ef88" officeooo:paragraph-rsid="00144aa7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color="#000000" style:font-name="Liberation Sans1" fo:font-size="12pt" fo:font-weight="normal" officeooo:rsid="00187e14" officeooo:paragraph-rsid="001ba804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color="#000000" style:font-name="Liberation Sans1" fo:font-size="12pt" fo:font-weight="normal" officeooo:rsid="00187e14" officeooo:paragraph-rsid="00187e14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color="#000000" style:font-name="Liberation Sans1" fo:font-size="12pt" fo:language="en" fo:country="US" fo:font-weight="normal" officeooo:rsid="0010ac13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color="#000000" style:font-name="Liberation Sans1" fo:font-size="12pt" fo:language="en" fo:country="US" fo:font-weight="normal" officeooo:rsid="00187e14" officeooo:paragraph-rsid="002e7b4c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ans1" fo:font-size="12pt" fo:language="en" fo:country="US" fo:font-weight="normal" officeooo:rsid="0013ef88" officeooo:paragraph-rsid="00144aa7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caab4"/>
    </style:style>
    <style:style style:name="T4" style:family="text">
      <style:text-properties fo:language="en" fo:country="US" officeooo:rsid="000d1e12"/>
    </style:style>
    <style:style style:name="T5" style:family="text">
      <style:text-properties fo:language="en" fo:country="US" officeooo:rsid="000e7afd"/>
    </style:style>
    <style:style style:name="T6" style:family="text">
      <style:text-properties fo:language="en" fo:country="US" officeooo:rsid="0010ac13"/>
    </style:style>
    <style:style style:name="T7" style:family="text">
      <style:text-properties fo:language="en" fo:country="US" officeooo:rsid="00122660"/>
    </style:style>
    <style:style style:name="T8" style:family="text">
      <style:text-properties fo:language="en" fo:country="US" officeooo:rsid="00144aa7"/>
    </style:style>
    <style:style style:name="T9" style:family="text">
      <style:text-properties fo:language="en" fo:country="US" officeooo:rsid="001636eb"/>
    </style:style>
    <style:style style:name="T10" style:family="text">
      <style:text-properties fo:language="en" fo:country="US" officeooo:rsid="0013ef88"/>
    </style:style>
    <style:style style:name="T11" style:family="text">
      <style:text-properties fo:language="en" fo:country="US" officeooo:rsid="0018bd60"/>
    </style:style>
    <style:style style:name="T12" style:family="text">
      <style:text-properties fo:language="en" fo:country="US" officeooo:rsid="001cf2f6"/>
    </style:style>
    <style:style style:name="T13" style:family="text">
      <style:text-properties fo:language="en" fo:country="US" officeooo:rsid="00214f04"/>
    </style:style>
    <style:style style:name="T14" style:family="text">
      <style:text-properties fo:language="en" fo:country="US" officeooo:rsid="001a1166"/>
    </style:style>
    <style:style style:name="T15" style:family="text">
      <style:text-properties fo:language="en" fo:country="US" officeooo:rsid="0022ea3f"/>
    </style:style>
    <style:style style:name="T16" style:family="text">
      <style:text-properties fo:language="en" fo:country="US" officeooo:rsid="002cac06"/>
    </style:style>
    <style:style style:name="T17" style:family="text">
      <style:text-properties fo:language="en" fo:country="US" officeooo:rsid="002ded80"/>
    </style:style>
    <style:style style:name="T18" style:family="text">
      <style:text-properties fo:language="en" fo:country="US" officeooo:rsid="003141c1"/>
    </style:style>
    <style:style style:name="T19" style:family="text">
      <style:text-properties fo:language="en" fo:country="US" officeooo:rsid="002945be"/>
    </style:style>
    <style:style style:name="T20" style:family="text">
      <style:text-properties fo:language="en" fo:country="US" officeooo:rsid="001bc060"/>
    </style:style>
    <style:style style:name="T21" style:family="text">
      <style:text-properties fo:language="en" fo:country="US" officeooo:rsid="002c15c8"/>
    </style:style>
    <style:style style:name="T22" style:family="text">
      <style:text-properties officeooo:rsid="000d1e12"/>
    </style:style>
    <style:style style:name="T23" style:family="text">
      <style:text-properties officeooo:rsid="0013ef88"/>
    </style:style>
    <style:style style:name="T24" style:family="text">
      <style:text-properties fo:color="#ff6600" fo:language="en" fo:country="US" officeooo:rsid="002945be"/>
    </style:style>
    <style:style style:name="T25" style:family="text">
      <style:text-properties fo:color="#ff6600" fo:language="en" fo:country="US" officeooo:rsid="002c15c8"/>
    </style:style>
    <style:style style:name="T26" style:family="text">
      <style:text-properties officeooo:rsid="001a1166"/>
    </style:style>
    <style:style style:name="T27" style:family="text">
      <style:text-properties fo:color="#000000"/>
    </style:style>
    <style:style style:name="T28" style:family="text">
      <style:text-properties fo:color="#000000" fo:language="en" fo:country="US"/>
    </style:style>
    <style:style style:name="T29" style:family="text">
      <style:text-properties fo:color="#000000" fo:language="en" fo:country="US" officeooo:rsid="0018bd60"/>
    </style:style>
    <style:style style:name="T30" style:family="text">
      <style:text-properties fo:color="#000000" fo:language="en" fo:country="US" officeooo:rsid="000e7afd"/>
    </style:style>
    <style:style style:name="T31" style:family="text">
      <style:text-properties fo:color="#000000" fo:language="en" fo:country="US" officeooo:rsid="001bc060"/>
    </style:style>
    <style:style style:name="T32" style:family="text">
      <style:text-properties fo:color="#000000" fo:language="en" fo:country="US" officeooo:rsid="001cf2f6"/>
    </style:style>
    <style:style style:name="T33" style:family="text">
      <style:text-properties fo:color="#000000" fo:language="en" fo:country="US" officeooo:rsid="000c9722"/>
    </style:style>
    <style:style style:name="T34" style:family="text">
      <style:text-properties fo:color="#000000" fo:language="en" fo:country="US" officeooo:rsid="000caab4"/>
    </style:style>
    <style:style style:name="T35" style:family="text">
      <style:text-properties fo:color="#000000" fo:language="en" fo:country="US" officeooo:rsid="001a1166"/>
    </style:style>
    <style:style style:name="T36" style:family="text">
      <style:text-properties fo:color="#000000" fo:language="en" fo:country="US" officeooo:rsid="0022ea3f"/>
    </style:style>
    <style:style style:name="T37" style:family="text">
      <style:text-properties fo:color="#000000" fo:language="en" fo:country="US" officeooo:rsid="000d1e12"/>
    </style:style>
    <style:style style:name="T38" style:family="text">
      <style:text-properties fo:color="#000000" fo:language="en" fo:country="US" officeooo:rsid="00122660"/>
    </style:style>
    <style:style style:name="T39" style:family="text">
      <style:text-properties fo:color="#000000" officeooo:rsid="001a1166"/>
    </style:style>
    <style:style style:name="T40" style:family="text">
      <style:text-properties fo:color="#000000" officeooo:rsid="0026ce58"/>
    </style:style>
    <style:style style:name="T41" style:family="text">
      <style:text-properties fo:color="#000000" fo:font-weight="bold" style:font-weight-asian="bold" style:font-weight-complex="bold"/>
    </style:style>
    <style:style style:name="T42" style:family="text">
      <style:text-properties fo:color="#000000" fo:font-weight="bold" officeooo:rsid="0026ce58" style:font-weight-asian="bold" style:font-weight-complex="bold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fo:color="#000000" fo:font-weight="normal" officeooo:rsid="0026ce58" style:font-weight-asian="normal" style:font-weight-complex="normal"/>
    </style:style>
    <style:style style:name="T4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000000" fo:font-size="12pt" fo:font-weight="normal" officeooo:rsid="0026ce58" style:font-size-asian="12pt" style:font-weight-asian="normal" style:font-size-complex="12pt" style:font-weight-complex="normal"/>
    </style:style>
    <style:style style:name="T47" style:family="text">
      <style:text-properties fo:color="#000000" style:font-name="Liberation Sans1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000000" style:font-name="Liberation Sans1" fo:font-size="12pt" fo:font-weight="normal" officeooo:rsid="0026ce58" style:font-size-asian="12pt" style:font-weight-asian="normal" style:font-size-complex="12pt" style:font-weight-complex="normal"/>
    </style:style>
    <style:style style:name="T49" style:family="text">
      <style:text-properties officeooo:rsid="0026ce58"/>
    </style:style>
    <style:style style:name="T50" style:family="text">
      <style:text-properties officeooo:rsid="00293874"/>
    </style:style>
    <style:style style:name="T51" style:family="text">
      <style:text-properties officeooo:rsid="002b11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the files von my Git-hub repository </text:p>
      <text:p text:style-name="P1"/>
      <text:p text:style-name="P2">Terminal 1:</text:p>
      <text:p text:style-name="P3"/>
      <text:p text:style-name="P13"><text:span text:style-name="T48">git clone </text:span><text:a xlink:type="simple" xlink:href="https://github.com/huilinghe19/CopleyControlProgramsHHL.git" text:style-name="Internet_20_link" text:visited-style-name="Visited_20_Internet_20_Link"><text:span text:style-name="T47">https://github.com/huilinghe19/CopleyControlProgramsHHL.git</text:span></text:a></text:p>
      <text:p text:style-name="P14"/>
      <text:p text:style-name="P15">cd CopleyControlProgramsHHL</text:p>
      <text:p text:style-name="P15"/>
      <text:p text:style-name="P16"><text:span text:style-name="T50">python PySerial.py copleyCtrlSerialLine</text:span></text:p>
      <text:p text:style-name="P16"/>
      <text:p text:style-name="P17"><text:span text:style-name="T26">T</text:span>erminal 2:</text:p>
      <text:p text:style-name="P17"/>
      <text:p text:style-name="P17">jive</text:p>
      <text:p text:style-name="P17"/>
      <text:p text:style-name="P17"><text:tab/>add tango device “<text:span text:style-name="T4">pyserial/</text:span><text:span text:style-name="T7">copleyctrl</text:span><text:span text:style-name="T4">/1” under the PySerial server </text:span><text:span text:style-name="T1">in jive</text:span><text:span text:style-name="T4">.</text:span></text:p>
      <text:p text:style-name="P17"/>
      <text:p text:style-name="P17">Terminal 3:</text:p>
      <text:p text:style-name="P17"/>
      <text:p text:style-name="P19"><text:span text:style-name="T1">python work/CopleyControl_TangoDS/CopleyControl.py <text:s/></text:span><text:span text:style-name="T19">beamline</text:span></text:p>
      <text:p text:style-name="P15"><text:tab/><text:span text:style-name="T51">add tango devices “copleyctrl/testsystem/motor1”</text:span></text:p>
      <text:p text:style-name="P3"/>
      <text:p text:style-name="P3">Steps:</text:p>
      <text:p text:style-name="P3"/>
      <text:p text:style-name="P4">1. <text:span text:style-name="T22">Start</text:span> PySerial Tango Device Server:</text:p>
      <text:p text:style-name="P4"/>
      <text:p text:style-name="P5"><text:span text:style-name="T23">Terminal 1: </text:span>“python work/sardana_practise/jive/serialLine/src/PySerial.py <text:span text:style-name="T26">copleyCtrlSerialLine</text:span>”</text:p>
      <text:p text:style-name="P4"/>
      <text:p text:style-name="P6"><text:span text:style-name="T2">Py</text:span><text:span text:style-name="T1">Serial is the connection used to </text:span><text:span text:style-name="T2">send</text:span><text:span text:style-name="T1"> commands to</text:span><text:span text:style-name="T2"> stepnet</text:span><text:span text:style-name="T1"> </text:span><text:span text:style-name="T2">to control the </text:span><text:span text:style-name="T1">motor</text:span><text:span text:style-name="T2">s</text:span><text:span text:style-name="T1">. </text:span><text:span text:style-name="T2">Some </text:span><text:span text:style-name="T3">default values for the </text:span><text:span text:style-name="T2">parameters such as Port, Baudrate, parity, stopbits, timeout and so on, are already set in the PySerial Tango Device Server. </text:span><text:span text:style-name="T5">Instance name is </text:span><text:span text:style-name="T14">copleyCtrlSerialLine</text:span><text:span text:style-name="T5">. </text:span><text:span text:style-name="T11">The instance name</text:span><text:span text:style-name="T5"> is user-defined. Since my </text:span><text:span text:style-name="T15">serial line </text:span><text:span text:style-name="T5">port has been configured, I use this directly in the </text:span><text:span text:style-name="T2">PySerial.py </text:span><text:span text:style-name="T5">program: </text:span><text:span text:style-name="T15">self.port = '/dev/ttyS0' </text:span></text:p>
      <text:p text:style-name="P9"/>
      <text:p text:style-name="P7"><text:span text:style-name="T1">2. </text:span><text:span text:style-name="T11">Open jive.</text:span></text:p>
      <text:p text:style-name="P10">Terminal 2: “jive”</text:p>
      <text:p text:style-name="P10"/>
      <text:p text:style-name="P7"><text:span text:style-name="T4">Add Tango Device</text:span><text:span text:style-name="T11">s</text:span><text:span text:style-name="T4"> based on the PySerial Tango DS with jive</text:span></text:p>
      <text:p text:style-name="P8"><text:span text:style-name="T1"><text:s text:c="2"/>add an instance “</text:span><text:span text:style-name="T14">copleyCtrlSerialLine</text:span><text:span text:style-name="T1">” and <text:s/>a device “pyserial/</text:span><text:span text:style-name="T7">copleyctrl</text:span><text:span text:style-name="T1">/1” under the PySerial server. The class is PySerial. The instance name must be as same as the instance name that the server </text:span><text:span text:style-name="T13">PySerial</text:span><text:span text:style-name="T1"> starts with. </text:span></text:p>
      <text:p text:style-name="P11"/>
      <text:p text:style-name="P12">Steps in Jive:</text:p>
      <text:p text:style-name="P21"><text:span text:style-name="T1">In jive &gt;&gt; Tools &gt;&gt; Server Wizard &gt;&gt; Server Registration &gt;&gt; Server name: </text:span><text:span text:style-name="T20">PySerial</text:span><text:span text:style-name="T1"> , <text:s/>Instance name: </text:span><text:span text:style-name="T20">copleyCtrlSerialLine</text:span><text:span text:style-name="T1"> </text:span><text:span text:style-name="T11">&gt;&gt; Start the server : Next <text:s/>&gt;&gt; Class Selection : choose </text:span><text:span text:style-name="T12">PySerial </text:span><text:span text:style-name="T11">&gt;&gt; Declare device &gt;&gt; Device Name: </text:span><text:span text:style-name="T12">pyserial/</text:span><text:span text:style-name="T11">copleyctrl/1 &gt;&gt; </text:span><text:span text:style-name="T12">Configuration done &gt;&gt; finish</text:span></text:p>
      <text:p text:style-name="P11"><text:soft-page-break/></text:p>
      <text:h text:style-name="P18" text:outline-level="2"><text:span text:style-name="T1">3. </text:span><text:span text:style-name="T6">In CopleyControl.py, the connection with the PySerial Tango DS is the name of the new created tango device:”pyserial/</text:span><text:span text:style-name="T7">copleyctrl</text:span><text:span text:style-name="T6">/1”. </text:span><text:span text:style-name="T13">This name </text:span><text:span text:style-name="T15">in jive </text:span><text:span text:style-name="T13">can not be changed. </text:span><text:span text:style-name="T6">Once the name is changed, the corresponding name in the program must also be changed to the same name. </text:span><text:span text:style-name="T15">In addition, the same name can not be given with any other tango devices in jive. self.port = '/dev/ttyS0' </text:span></text:h>
      <text:p text:style-name="P23"/>
      <text:p text:style-name="P20"><text:span text:style-name="T6">4. </text:span><text:span text:style-name="T1"><text:s/></text:span><text:span text:style-name="T9">S</text:span><text:span text:style-name="T8">tart CopleyControl Tango DS.</text:span></text:p>
      <text:p text:style-name="P20"><text:span text:style-name="T8">Terminal 2: <text:s/></text:span><text:span text:style-name="T1">python work/CopleyControl_TangoDS/CopleyControl.py <text:s/></text:span><text:span text:style-name="T21">beamline</text:span></text:p>
      <text:p text:style-name="P22"><text:span text:style-name="T1">5. Add the tango devices with jive. The node ID is the unique </text:span><text:span text:style-name="T10">identification </text:span><text:span text:style-name="T1">for a certain copley controller. Open Jive. In jive &gt;&gt; Tools &gt;&gt; Server Wizard &gt;&gt; Server Registration &gt;&gt; Server name: CopleyControl <text:s/>, <text:s/>Instance name: </text:span><text:span text:style-name="T21">beamline</text:span><text:span text:style-name="T11">(This is what you start with)</text:span><text:span text:style-name="T1"> </text:span><text:span text:style-name="T11">&gt;&gt; Start the server : Next <text:s/>&gt;&gt; Class Selection : choose CopleyControl &gt;&gt; Declare device &gt;&gt; Device Name: </text:span><text:span text:style-name="T18">stepper/hhl/1</text:span><text:span text:style-name="T11"> &gt;&gt; Property: DeviceName <text:s/></text:span><text:span text:style-name="T17">(user-defined name for the tango device)</text:span><text:span text:style-name="T11">&gt;&gt; Property: MaxVelocity &gt;&gt; Property: NodeId </text:span><text:span text:style-name="T16">(</text:span><text:span text:style-name="T17">0</text:span><text:span text:style-name="T16">) <text:s/>&gt;&gt; </text:span><text:span text:style-name="T17">Configuration done&gt;&gt; finish</text:span></text:p>
      <text:p text:style-name="P24"><text:span text:style-name="T17"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1T16:33:19.588880374</dc:date>
    <meta:editing-duration>PT6H43M25S</meta:editing-duration>
    <meta:editing-cycles>33</meta:editing-cycles>
    <meta:generator>LibreOffice/5.2.7.2$Linux_X86_64 LibreOffice_project/20m0$Build-2</meta:generator>
    <meta:document-statistic meta:table-count="0" meta:image-count="0" meta:object-count="0" meta:page-count="2" meta:paragraph-count="25" meta:word-count="370" meta:character-count="2586" meta:non-whitespace-character-count="2221"/>
  </office:meta>
</office:document-meta>
</file>